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7e9b3"/>
    </style:style>
    <style:style style:name="P7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7e9b3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f0aa6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92668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642d6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6de53"/>
    </style:style>
    <style:style style:name="P15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d10ad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7e9b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10ad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d7d1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6de53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92668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f0aa6" fo:background-color="transparent" style:font-size-asian="8pt" style:font-weight-asian="normal" style:font-size-complex="8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0aa6" officeooo:paragraph-rsid="02e1c1d5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737ea" officeooo:paragraph-rsid="02e92668" fo:background-color="transparent" style:font-size-asian="7pt" style:font-weight-asian="normal" style:font-size-complex="7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dd7d1" officeooo:paragraph-rsid="02ddd7d1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15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dd7d1" officeooo:paragraph-rsid="02ddd7d1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7e9b3" officeooo:paragraph-rsid="02ddc689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679f8" officeooo:paragraph-rsid="02ddc689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d8b6" officeooo:paragraph-rsid="02e4d8b6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d8b6" officeooo:paragraph-rsid="02e642d6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d8b6" officeooo:paragraph-rsid="02e6de53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bc66" officeooo:paragraph-rsid="02ddc689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dc689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92668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acf09"/>
    </style:style>
    <style:style style:name="P35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eacf09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74088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8bc66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247e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a9909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c1018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d10ad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dd7d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df0aa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4d8b6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642d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e6de53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2e737ea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2e92668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Courier New" fo:font-size="10pt" fo:font-weight="normal" style:font-size-asian="10pt" style:font-weight-asian="normal"/>
    </style:style>
    <style:style style:name="T26" style:family="text">
      <style:text-properties fo:color="#808080" loext:opacity="100%" style:font-name="Tahoma" fo:font-size="7pt" fo:letter-spacing="-0.016cm" fo:language="es" fo:country="ES" fo:font-weight="normal" officeooo:rsid="02e737ea" fo:background-color="transparent" loext:char-shading-value="0" style:font-size-asian="7pt" style:font-weight-asian="normal" style:font-size-complex="7pt" style:font-weight-complex="normal"/>
    </style:style>
    <style:style style:name="T27" style:family="text">
      <style:text-properties fo:color="#808080" loext:opacity="100%" style:font-name="Tahoma" fo:font-size="7pt" fo:letter-spacing="-0.016cm" fo:language="es" fo:country="ES" fo:font-weight="normal" officeooo:rsid="02ddd7d1" fo:background-color="transparent" loext:char-shading-value="0" style:font-size-asian="7pt" style:font-weight-asian="normal" style:font-size-complex="7pt" style:font-weight-complex="normal"/>
    </style:style>
    <style:style style:name="T28" style:family="text">
      <style:text-properties fo:color="#0000ff" loext:opacity="100%" style:font-name="Courier New" fo:font-size="10pt" fo:font-weight="bold" style:font-size-asian="10pt" style:font-weight-asian="bold"/>
    </style:style>
    <style:style style:name="T29" style:family="text">
      <style:text-properties fo:color="#0000ff" loext:opacity="100%" style:font-name="Courier New" fo:font-size="10pt" fo:font-weight="normal" style:font-size-asian="10pt" style:font-weight-asian="normal"/>
    </style:style>
    <style:style style:name="T30" style:family="text">
      <style:text-properties fo:color="#ff00ff" loext:opacity="100%" style:font-name="Courier New" fo:font-size="10pt" fo:font-weight="normal" style:font-size-asian="10pt" style:font-weight-asian="normal"/>
    </style:style>
    <style:style style:name="T3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32" style:family="text">
      <style:text-properties fo:color="#800080" loext:opacity="100%" style:font-name="Courier New" fo:font-size="10pt" fo:font-weight="normal" style:font-size-asian="10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8"><text:span text:style-name="T9">Muestra </text:span><text:span text:style-name="T18">los datos de los fabricantes cuyos códigos van del 2 al 7</text:span><text:span text:style-name="T9">.</text:span></text:p>
      <text:p text:style-name="P24"/>
      <text:p text:style-name="P9"><text:span text:style-name="T9">Muestra </text:span><text:span text:style-name="T18">los datos de los fabricantes cuyos códigos </text:span><text:span text:style-name="T19">no sean el 2, 4 y 6</text:span><text:span text:style-name="T9">.</text:span></text:p>
      <text:p text:style-name="P34"><text:span text:style-name="T28">SELECT</text:span><text:span text:style-name="T25"> </text:span><text:span text:style-name="T29">*</text:span><text:span text:style-name="T25"> </text:span><text:span text:style-name="T28">FROM</text:span><text:span text:style-name="T25"> </text:span><text:span text:style-name="T30">fabricante </text:span></text:p>
      <text:p text:style-name="P35"><text:span text:style-name="T28">WHERE</text:span><text:span text:style-name="T25"> </text:span><text:span text:style-name="T31">codigo</text:span><text:span text:style-name="T25"> </text:span><text:span text:style-name="T28">NOT</text:span><text:span text:style-name="T25"> </text:span><text:span text:style-name="T28">IN</text:span><text:span text:style-name="T25"> </text:span><text:span text:style-name="T29">(</text:span><text:span text:style-name="T32">2</text:span><text:span text:style-name="T29">,</text:span><text:span text:style-name="T32">4</text:span><text:span text:style-name="T29">,</text:span><text:span text:style-name="T32">6</text:span><text:span text:style-name="T29">);</text:span></text:p>
      <text:p text:style-name="P9"><text:span text:style-name="T9">Muestra </text:span><text:span text:style-name="T18">los datos de los productos cuyos códigos son 1,3,4, y7</text:span><text:span text:style-name="T9">.</text:span></text:p>
      <text:p text:style-name="P25"/>
      <text:p text:style-name="P18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1"><text:span text:style-name="T9">Muestra </text:span><text:span text:style-name="T19">los datos de los departamentos Desarrollo, Sistemas y Contabilidad</text:span><text:span text:style-name="T9">.</text:span></text:p>
      <text:p text:style-name="P22"/>
      <text:p text:style-name="P9"><text:span text:style-name="T9">Muestra </text:span><text:span text:style-name="T19">los datos de los departamentos cuyo presupuesto no sea 0</text:span><text:span text:style-name="T9">.</text:span></text:p>
      <text:p text:style-name="P22"/>
      <text:p text:style-name="P9"><text:span text:style-name="T9">Muestra </text:span><text:span text:style-name="T19">los datos de los empleados cuyo departamento sea el 2, 4 ó 5.</text:span></text:p>
      <text:p text:style-name="P22"/>
      <text:p text:style-name="P9"><text:span text:style-name="T9">Muestra </text:span><text:span text:style-name="T19">los datos de los empleados apellidados Ruiz o Salas</text:span><text:span text:style-name="T9">.</text:span></text:p>
      <text:p text:style-name="P22"/>
      <text:p text:style-name="P21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0"><text:span text:style-name="T9">Muestra </text:span><text:span text:style-name="T23">los datos de los clientes que se llamen Maria o Adela</text:span><text:span text:style-name="T9">.</text:span></text:p>
      <text:p text:style-name="P23"/>
      <text:p text:style-name="P12"><text:span text:style-name="T9">Muestra </text:span><text:span text:style-name="T23">los datos de los c</text:span><text:span text:style-name="T24">omerciales</text:span><text:span text:style-name="T23"> que t</text:span><text:span text:style-name="T24">engan como primer apellido Gómez o Domínguez</text:span><text:span text:style-name="T9">.</text:span></text:p>
      <text:p text:style-name="P33"/>
      <text:p text:style-name="P12"><text:span text:style-name="T9">Muestra </text:span><text:span text:style-name="T23">los datos de los p</text:span><text:span text:style-name="T24">edidos </text:span><text:span text:style-name="T23">r</text:span><text:span text:style-name="T24">ealizados por los clientes con los códigos 1, 2 y 6</text:span><text:span text:style-name="T9">.</text:span></text:p>
      <text:p text:style-name="P33"/>
      <text:p text:style-name="P12"><text:span text:style-name="T9">Muestra </text:span><text:span text:style-name="T23">los datos de los p</text:span><text:span text:style-name="T24">edidos </text:span><text:span text:style-name="T23">r</text:span><text:span text:style-name="T24">ealizados por los comerciales cuyo códigos no sean 1, 2 ó 6</text:span><text:span text:style-name="T9">.</text:span></text:p>
      <text:p text:style-name="P33"/>
      <text:p text:style-name="P20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6"><text:span text:style-name="T9">Muestra </text:span><text:span text:style-name="T12">los nombres y las ciudades de los equipos cuya división sea la Central o la Pacific</text:span><text:span text:style-name="T9">.</text:span></text:p>
      <text:p text:style-name="P26"/>
      <text:p text:style-name="P6"><text:span text:style-name="T9">Muestra </text:span><text:span text:style-name="T12">el jugador, puntos y asistencias por partido, de los jugadores que hayan realizado 3 ó 5 rebotes de media por partido</text:span><text:span text:style-name="T9">.</text:span></text:p>
      <text:p text:style-name="P26"/>
      <text:p text:style-name="P6"><text:span text:style-name="T9">Muestra </text:span><text:span text:style-name="T10">el </text:span><text:span text:style-name="T11">nombre y </text:span><text:span text:style-name="T12">procedencia de los jugadores que procedan de Utah, Michigan, Villanova o Utah</text:span><text:span text:style-name="T9">.</text:span></text:p>
      <text:p text:style-name="P26"/>
      <text:p text:style-name="P6"><text:span text:style-name="T9">Muestra </text:span><text:span text:style-name="T12">los equipos locales que hayan logrado 74, 86, 90 ó 100 puntos</text:span><text:span text:style-name="T9">.</text:span></text:p>
      <text:p text:style-name="P27"/>
      <text:p text:style-name="P1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0"><text:span text:style-name="T9">Muestra </text:span><text:span text:style-name="T20">el salario de las categorías de Administrativo y Comercial</text:span><text:span text:style-name="T9">.</text:span></text:p>
      <text:p text:style-name="P28"/>
      <text:p text:style-name="P13"><text:span text:style-name="T9">Muestra </text:span><text:span text:style-name="T21">los empleados de las categorías 1, 3 y 5</text:span><text:span text:style-name="T9">.</text:span></text:p>
      <text:p text:style-name="P29"/>
      <text:p text:style-name="P14"><text:span text:style-name="T9">Muestra </text:span><text:span text:style-name="T21">los </text:span><text:span text:style-name="T22">datos de la oficina 11 que aparecen en la tabla dpto_oficinas.</text:span></text:p>
      <text:p text:style-name="P30"/>
      <text:p text:style-name="P19"/>
      <text:p text:style-name="P4"><text:soft-page-break/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6"><text:span text:style-name="T13">Muestra el nombre del cliente y el del contacto, siendo la ciudad del cliente Barcelona, Madrid o Miami</text:span><text:span text:style-name="T9">.</text:span></text:p>
      <text:p text:style-name="P31"/>
      <text:p text:style-name="P6"><text:span text:style-name="T9">Muestra </text:span><text:span text:style-name="T10">el </text:span><text:span text:style-name="T14">código de los productos vendidos cuyo precio por unidad sea 12, 15, 19 ó 25</text:span><text:span text:style-name="T9">.</text:span></text:p>
      <text:p text:style-name="P32"/>
      <text:p text:style-name="P6"><text:span text:style-name="T9">Muestra </text:span><text:span text:style-name="T15">nombre, apellidos, email y puesto de los empleados que no sean Director de oficina ni Representante de ventas.</text:span></text:p>
      <text:p text:style-name="P32"/>
      <text:p text:style-name="P7"><text:span text:style-name="T9">Muestra </text:span><text:span text:style-name="T10">el </text:span><text:span text:style-name="T16">tipo de gama de producto y la descripción de las gamas que no sean ni aromáticas ni ornamentales</text:span><text:span text:style-name="T9">.</text:span></text:p>
      <text:p text:style-name="P32"/>
      <text:p text:style-name="P15"><text:span text:style-name="T9">Muestra </text:span><text:span text:style-name="T10">el </text:span><text:span text:style-name="T17">código de las oficinas y de sus ciudades, ubicadas en Estados Unidos o en España.</text:span></text:p>
      <text:p text:style-name="P32"/>
      <text:p text:style-name="P15"><text:span text:style-name="T9">Muestra </text:span><text:span text:style-name="T10">el </text:span><text:span text:style-name="T17">detalle de los pagos que no se hayan realizado por PayPal.</text:span></text:p>
      <text:p text:style-name="P32"/>
      <text:p text:style-name="P15"><text:span text:style-name="T9">Muestra </text:span><text:span text:style-name="T10">el </text:span><text:span text:style-name="T17">detalle de los pedidos que no se hayan entregado.</text:span></text:p>
      <text:p text:style-name="P32"/>
      <text:p text:style-name="P15"><text:span text:style-name="T9">Muestra </text:span><text:span text:style-name="T10">el </text:span><text:span text:style-name="T17">detalle de los productos, salvo su código, de aquéllos cuyo precio de venta sea 12, 15, 19 ó 25.</text:span></text:p>
      <text:p text:style-name="P32"/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74088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consultas </text:span><text:span text:style-name="MT3">con conjunto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4-01-10T19:58:06.004000000</dc:date>
    <meta:editing-duration>P2DT3H37M35S</meta:editing-duration>
    <meta:editing-cycles>625</meta:editing-cycles>
    <meta:generator>LibreOffice/7.5.3.2$Windows_X86_64 LibreOffice_project/9f56dff12ba03b9acd7730a5a481eea045e468f3</meta:generator>
    <dc:title>Untitled</dc:title>
    <meta:document-statistic meta:table-count="0" meta:image-count="0" meta:object-count="0" meta:page-count="2" meta:paragraph-count="35" meta:word-count="443" meta:character-count="2472" meta:non-whitespace-character-count="2063"/>
  </office:meta>
</office:document-meta>
</file>